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Georgia" fo:font-weight="bold" style:font-weight-asian="bold" style:font-weight-complex="bold" fo:font-size="16pt" style:font-size-asian="16pt" style:font-size-complex="16pt" fo:language="en" fo:country="US"/>
    </style:style>
    <style:style style:name="P3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4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5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6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7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8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9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0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1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2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3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4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5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6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7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8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19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20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21" style:parent-style-name="Standard" style:family="paragraph">
      <style:paragraph-properties fo:background-color="#E6E6FF"/>
      <style:text-properties style:font-name="Courier New" fo:font-size="10.5pt" style:font-size-asian="10.5pt" style:font-size-complex="10.5pt" fo:language="en" fo:country="US"/>
    </style:style>
    <style:style style:name="P22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23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24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25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26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27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28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29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0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31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2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3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34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5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6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37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8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39" style:parent-style-name="Standard" style:family="paragraph">
      <style:text-properties style:font-name="Georgia" fo:font-weight="bold" style:font-weight-asian="bold" style:font-weight-complex="bold" fo:language="en" fo:country="US"/>
    </style:style>
    <style:style style:name="P40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41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42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T43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T44" style:parent-style-name="Standaardalinea-lettertype" style:family="text">
      <style:text-properties style:font-name="Courier New" fo:font-weight="bold" style:font-weight-asian="bold" style:font-weight-complex="bold" fo:language="en" fo:country="US"/>
    </style:style>
    <style:style style:name="T45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P46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47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T48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T49" style:parent-style-name="Standaardalinea-lettertype" style:family="text">
      <style:text-properties style:font-name="Courier New" fo:font-weight="bold" style:font-weight-asian="bold" style:font-weight-complex="bold" fo:language="en" fo:country="US"/>
    </style:style>
    <style:style style:name="T50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P51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52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T53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T54" style:parent-style-name="Standaardalinea-lettertype" style:family="text">
      <style:text-properties style:font-name="Courier New" fo:font-weight="bold" style:font-weight-asian="bold" style:font-weight-complex="bold" fo:language="en" fo:country="US"/>
    </style:style>
    <style:style style:name="T55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P56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P57" style:parent-style-name="Standard" style:family="paragraph">
      <style:text-properties style:font-name="Georgia" fo:font-size="10.5pt" style:font-size-asian="10.5pt" style:font-size-complex="10.5pt" fo:language="en" fo:country="US"/>
    </style:style>
    <style:style style:name="T58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T59" style:parent-style-name="Standaardalinea-lettertype" style:family="text">
      <style:text-properties style:font-name="Courier New" fo:font-weight="bold" style:font-weight-asian="bold" style:font-weight-complex="bold" fo:language="en" fo:country="US"/>
    </style:style>
    <style:style style:name="T60" style:parent-style-name="Standaardalinea-lettertype" style:family="text">
      <style:text-properties style:font-name="Georgia" fo:font-weight="bold" style:font-weight-asian="bold" style:font-weight-complex="bold" fo:language="en" fo:country="US"/>
    </style:style>
    <style:style style:name="T61" style:parent-style-name="Standaardalinea-lettertype" style:family="text">
      <style:text-properties style:font-name="Georgia" fo:font-size="10.5pt" style:font-size-asian="10.5pt" style:font-size-complex="10.5pt" fo:language="en" fo:country="US"/>
    </style:style>
    <style:style style:name="T62" style:parent-style-name="Standaardalinea-lettertype" style:family="text">
      <style:text-properties style:font-name="Georgia" fo:font-size="10.5pt" style:font-size-asian="10.5pt" style:font-size-complex="10.5pt" fo:language="en" fo:country="US"/>
    </style:style>
  </office:automatic-styles>
  <office:body>
    <office:text text:use-soft-page-breaks="true">
      <text:p text:style-name="P1"><text:span text:style-name="T2">Woophy directory structure</text:span></text:p>
      <text:p text:style-name="P3"/>
      <text:p text:style-name="P4">/www/</text:p>
      <text:p text:style-name="P5"><text:tab/>classes/</text:p>
      <text:p text:style-name="P6"><text:tab/>flashservices/</text:p>
      <text:p text:style-name="P7"><text:tab/>forum/</text:p>
      <text:p text:style-name="P8"><text:tab/>html/</text:p>
      <text:p text:style-name="P9"><text:tab/><text:tab/>8fce4f21d/</text:p>
      <text:p text:style-name="P10"><text:tab/><text:tab/>css/</text:p>
      <text:p text:style-name="P11"><text:tab/><text:tab/>docs/</text:p>
      <text:p text:style-name="P12"><text:tab/><text:tab/>flv/</text:p>
      <text:p text:style-name="P13"><text:tab/><text:tab/>images/</text:p>
      <text:p text:style-name="P14"><text:tab/><text:tab/>img/</text:p>
      <text:p text:style-name="P15"><text:tab/><text:tab/>js/</text:p>
      <text:p text:style-name="P16"><text:tab/><text:tab/>openx/</text:p>
      <text:p text:style-name="P17"><text:tab/><text:tab/>swf/</text:p>
      <text:p text:style-name="P18"><text:tab/><text:tab/>index.php</text:p>
      <text:p text:style-name="P19"><text:tab/>includes/</text:p>
      <text:p text:style-name="P20"><text:tab/><text:tab/>config.php</text:p>
      <text:p text:style-name="P21"><text:tab/><text:tab/>services.php</text:p>
      <text:p text:style-name="P22"/>
      <text:p text:style-name="P23">classes</text:p>
      <text:p text:style-name="P24">Collection of objects which provide core functionality.</text:p>
      <text:p text:style-name="P25">All database interactions are made by these objects. The return type is XML (REST format)</text:p>
      <text:p text:style-name="P26"/>
      <text:p text:style-name="P27">flashservices</text:p>
      <text:p text:style-name="P28">Open source software AMFPHP for Flash remoting.</text:p>
      <text:p text:style-name="P29"/>
      <text:p text:style-name="P30">forum</text:p>
      <text:p text:style-name="P31">Open source<text:s/>forum software: miniBB.</text:p>
      <text:p text:style-name="P32"/>
      <text:p text:style-name="P33">includes</text:p>
      <text:p text:style-name="P34">PHP files representing (parts of) the user interface.</text:p>
      <text:p text:style-name="P35"/>
      <text:p text:style-name="P36">includes/config.php</text:p>
      <text:p text:style-name="P37">Application settings.</text:p>
      <text:p text:style-name="P38"/>
      <text:p text:style-name="P39">includes/services.php</text:p>
      <text:p text:style-name="P40">The Woophy API is defined in /includes/services.php. It offers public access to certain methods of<text:s/>objects found in the classess directory.</text:p>
      <text:p text:style-name="P41">Currently the API is only used by Woophy Ajax calls.­</text:p>
      <text:p text:style-name="P42"/>
      <text:p text:style-name="Standard"><text:span text:style-name="T43">html</text:span><text:span text:style-name="T44">/</text:span><text:span text:style-name="T45">8fce4f21d</text:span></text:p>
      <text:p text:style-name="P46">Woophy admin area.</text:p>
      <text:p text:style-name="P47"/>
      <text:p text:style-name="Standard"><text:span text:style-name="T48">html</text:span><text:span text:style-name="T49">/</text:span><text:span text:style-name="T50">images</text:span></text:p>
      <text:p text:style-name="P51">Upload directory.</text:p>
      <text:p text:style-name="P52"/>
      <text:p text:style-name="Standard"><text:span text:style-name="T53">html</text:span><text:span text:style-name="T54">/</text:span><text:span text:style-name="T55">openx</text:span></text:p>
      <text:p text:style-name="P56">Advertising server. Currently not in use.</text:p>
      <text:p text:style-name="P57"/>
      <text:p text:style-name="Standard"><text:span text:style-name="T58">html</text:span><text:span text:style-name="T59">/</text:span><text:span text:style-name="T60">index.php</text:span></text:p>
      <text:p text:style-name="Standard"><text:span text:style-name="T61">Every<text:s/></text:span><text:span text:style-name="T62">http request to the server gets redirected to index.php (Apache rewrite rules). Except for existing files. Depending on the request, a PHP file gets included from the includes, flashservices or forum directo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Aanhef" style:display-name="Aanhef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Nadruk" style:display-name="Nadruk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l Geenevasen</meta:initial-creator>
    <dc:creator>marcel</dc:creator>
    <meta:creation-date>2011-03-12T01:00:00Z</meta:creation-date>
    <dc:date>2011-03-14T15:49:00Z</dc:date>
    <meta:template xlink:href="Normal.dotm" xlink:type="simple"/>
    <meta:editing-cycles>79</meta:editing-cycles>
    <meta:editing-duration>PT22680S</meta:editing-duration>
    <meta:document-statistic meta:page-count="1" meta:paragraph-count="2" meta:word-count="175" meta:character-count="1136" meta:row-count="8" meta:non-whitespace-character-count="963"/>
  </office:meta>
</office:document-meta>
</file>